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000000330E7F86F568603CB24.png" manifest:media-type="image/png"/>
  <manifest:file-entry manifest:full-path="Pictures/10000000000002900000015C460B822FEBC7DE34.png" manifest:media-type="image/png"/>
  <manifest:file-entry manifest:full-path="Pictures/100000000000028B00000123903D787A97CAAE46.png" manifest:media-type="image/png"/>
  <manifest:file-entry manifest:full-path="Pictures/100000000000028700000189FCBB8528E3A6849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7" style:family="graphic" style:parent-style-name="standard">
      <style:graphic-properties svg:stroke-width="0.02cm" draw:marker-start-width="0.03cm" draw:marker-end-width="0.03cm" draw:fill="solid" draw:fill-color="#000000" draw:textarea-horizontal-align="justify" draw:textarea-vertical-align="middle" draw:auto-grow-height="false" fo:min-height="0.13cm" fo:min-width="0cm" fo:padding-top="0.135cm" fo:padding-bottom="0.135cm" fo:padding-left="0.26cm" fo:padding-right="0.26cm"/>
    </style:style>
    <style:style style:name="gr8" style:family="graphic" style:parent-style-name="objectwithoutfill">
      <style:graphic-properties svg:stroke-width="0.02cm" svg:stroke-color="#000000" draw:marker-start-width="0.03cm" draw:marker-end-width="0.03cm" draw:fill="none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svg:stroke-width="0.02cm" svg:stroke-color="#000000" draw:marker-start-width="0.03cm" draw:marker-end-width="0.03cm" draw:fill="solid" draw:fill-color="#000000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10" style:family="graphic" style:parent-style-name="standard">
      <style:graphic-properties svg:stroke-width="0.02cm" svg:stroke-color="#000000" draw:marker-start-width="0.03cm" draw:marker-end-width="0.03cm" draw:fill="none" draw:textarea-horizontal-align="justify" draw:textarea-vertical-align="middle" draw:auto-grow-height="false" fo:min-height="0.154cm" fo:min-width="0cm" fo:padding-top="0.135cm" fo:padding-bottom="0.135cm" fo:padding-left="0.26cm" fo:padding-right="0.26cm"/>
    </style:style>
    <style:style style:name="gr11" style:family="graphic" style:parent-style-name="standard">
      <style:graphic-properties draw:stroke="none" svg:stroke-width="0.02cm" svg:stroke-color="#000000" draw:marker-start-width="0.03cm" draw:marker-end-width="0.03cm" draw:fill="none" draw:fill-color="#ffffff" fo:min-height="0.955cm" drawooo:fontwork-adjust="autosize" drawooo:fontwork-distance="0cm" drawooo:fontwork-start="0cm" drawooo:fontwork-shadow-offset-x="0cm" drawooo:fontwork-shadow-offset-y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75cm" fo:min-width="1.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6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04cm"/>
      <style:paragraph-properties style:writing-mode="lr-tb"/>
    </style:style>
    <style:style style:name="gr15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7cm" fo:min-width="0.7cm"/>
      <style:paragraph-properties style:writing-mode="lr-tb"/>
    </style:style>
    <style:style style:name="gr22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03cm"/>
      <style:paragraph-properties style:writing-mode="lr-tb"/>
    </style:style>
    <style:style style:name="gr2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0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0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0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0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0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Arrow" draw:marker-end-width="0.0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Arrow" draw:marker-end-width="0.0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49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66cm, 1.76cm, 0cm)" draw:image-opacity="100%" style:mirror="none"/>
    </style:style>
    <style:style style:name="gr35" style:family="graphic" style:parent-style-name="standard">
      <style:graphic-properties draw:stroke="dash" draw:stroke-dash="Long_20_Dot" svg:stroke-width="0.02cm" svg:stroke-color="#a7074b" draw:marker-start-width="0.23cm" draw:marker-end-width="0.23cm" draw:fill="none" draw:fill-color="#ffffff" draw:textarea-horizontal-align="left" draw:auto-grow-height="true" draw:auto-grow-width="true" fo:min-height="0.319cm" fo:min-width="1.45cm" fo:padding-top="0.1cm" fo:padding-bottom="0.1cm" fo:padding-left="0.1cm" fo:padding-right="0.1cm"/>
      <style:paragraph-properties style:writing-mode="lr-tb"/>
    </style:style>
    <style:style style:name="gr36" style:family="graphic" style:parent-style-name="standard">
      <style:graphic-properties draw:stroke="solid" draw:stroke-dash="Long_20_Dot" svg:stroke-color="#a7074b" draw:fill="solid" draw:fill-color="#a7074b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dash" draw:stroke-dash="Long_20_Dot" svg:stroke-width="0.02cm" svg:stroke-color="#a7074b" draw:marker-start-width="0.23cm" draw:marker-end-width="0.23cm" draw:textarea-vertical-align="middle" fo:padding-top="0.135cm" fo:padding-bottom="0.135cm" fo:padding-left="0.26cm" fo:padding-right="0.26cm"/>
    </style:style>
    <style:style style:name="gr38" style:family="graphic" style:parent-style-name="standard">
      <style:graphic-properties draw:stroke="dash" draw:stroke-dash="Long_20_Dot" svg:stroke-width="0.02cm" svg:stroke-color="#acb20c" draw:marker-start-width="0.23cm" draw:marker-end-width="0.23cm" draw:fill="none" draw:fill-color="#ffffff" draw:textarea-horizontal-align="left" draw:auto-grow-height="true" draw:auto-grow-width="true" fo:min-height="0.319cm" fo:min-width="1.45cm" fo:padding-top="0.1cm" fo:padding-bottom="0.1cm" fo:padding-left="0.1cm" fo:padding-right="0.1cm"/>
      <style:paragraph-properties style:writing-mode="lr-tb"/>
    </style:style>
    <style:style style:name="gr39" style:family="graphic" style:parent-style-name="standard">
      <style:graphic-properties draw:stroke="solid" draw:stroke-dash="Long_20_Dot" svg:stroke-color="#acb20c" draw:fill="solid" draw:fill-color="#acb20c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stroke="dash" draw:stroke-dash="Long_20_Dot" svg:stroke-width="0.02cm" svg:stroke-color="#acb20c" draw:marker-start-width="0.23cm" draw:marker-end-width="0.23cm" draw:textarea-vertical-align="middle" fo:padding-top="0.135cm" fo:padding-bottom="0.135cm" fo:padding-left="0.26cm" fo:padding-right="0.26cm"/>
    </style:style>
    <style:style style:name="gr41" style:family="graphic" style:parent-style-name="standard">
      <style:graphic-properties draw:stroke="dash" draw:stroke-dash="Long_20_Dot" svg:stroke-width="0.02cm" svg:stroke-color="#3465a4" draw:marker-start-width="0.23cm" draw:marker-end-width="0.23cm" draw:fill="none" draw:fill-color="#ffffff" draw:textarea-horizontal-align="left" draw:auto-grow-height="true" draw:auto-grow-width="true" fo:min-height="0.319cm" fo:min-width="1.45cm" fo:padding-top="0.1cm" fo:padding-bottom="0.1cm" fo:padding-left="0.1cm" fo:padding-right="0.1cm"/>
      <style:paragraph-properties style:writing-mode="lr-tb"/>
    </style:style>
    <style:style style:name="gr42" style:family="graphic" style:parent-style-name="standard">
      <style:graphic-properties draw:stroke="solid" draw:stroke-dash="Long_20_Dot" svg:stroke-color="#3465a4" draw:fill="solid" draw:fill-color="#3465a4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dash" draw:stroke-dash="Long_20_Dot" svg:stroke-width="0.02cm" svg:stroke-color="#3465a4" draw:marker-start-width="0.23cm" draw:marker-end-width="0.23cm" draw:textarea-vertical-align="middle" fo:padding-top="0.135cm" fo:padding-bottom="0.135cm" fo:padding-left="0.26cm" fo:padding-right="0.2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2cm"/>
      <style:paragraph-properties style:writing-mode="lr-tb"/>
    </style:style>
    <style:style style:name="gr45" style:family="graphic" style:parent-style-name="standard">
      <style:graphic-properties draw:stroke="dash" draw:stroke-dash="Long_20_Dot" svg:stroke-width="0.02cm" svg:stroke-color="#069a2e" draw:marker-start-width="0.23cm" draw:marker-end-width="0.23cm" draw:fill="none" draw:fill-color="#ffffff" draw:textarea-horizontal-align="left" draw:auto-grow-height="true" draw:auto-grow-width="true" fo:min-height="0.319cm" fo:min-width="1.45cm" fo:padding-top="0.1cm" fo:padding-bottom="0.1cm" fo:padding-left="0.1cm" fo:padding-right="0.1cm"/>
      <style:paragraph-properties style:writing-mode="lr-tb"/>
    </style:style>
    <style:style style:name="gr46" style:family="graphic" style:parent-style-name="standard">
      <style:graphic-properties draw:stroke="solid" draw:stroke-dash="Long_20_Dot" svg:stroke-color="#069a2e" draw:fill="solid" draw:fill-color="#069a2e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draw:stroke="dash" draw:stroke-dash="Long_20_Dot" svg:stroke-width="0.02cm" svg:stroke-color="#069a2e" draw:marker-start-width="0.23cm" draw:marker-end-width="0.23cm" draw:textarea-vertical-align="middle" fo:padding-top="0.135cm" fo:padding-bottom="0.135cm" fo:padding-left="0.26cm" fo:padding-right="0.26cm"/>
    </style:style>
    <style:style style:name="gr4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4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50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5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fo:color="#a7074b" loext:opacity="100%"/>
    </style:style>
    <style:style style:name="P13" style:family="paragraph">
      <loext:graphic-properties draw:fill="solid" draw:fill-color="#a7074b"/>
      <style:paragraph-properties fo:text-align="center"/>
    </style:style>
    <style:style style:name="P14" style:family="paragraph">
      <loext:graphic-properties draw:fill="none" draw:fill-color="#ffffff"/>
      <style:paragraph-properties fo:text-align="start" style:writing-mode="lr-tb"/>
      <style:text-properties fo:color="#acb20c" loext:opacity="100%"/>
    </style:style>
    <style:style style:name="P15" style:family="paragraph">
      <loext:graphic-properties draw:fill="solid" draw:fill-color="#acb20c"/>
      <style:paragraph-properties fo:text-align="center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3465a4" loext:opacity="100%"/>
    </style:style>
    <style:style style:name="P17" style:family="paragraph">
      <loext:graphic-properties draw:fill="solid" draw:fill-color="#3465a4"/>
      <style:paragraph-properties fo:text-align="center"/>
    </style:style>
    <style:style style:name="P18" style:family="paragraph">
      <loext:graphic-properties draw:fill="none" draw:fill-color="#ffffff"/>
      <style:paragraph-properties fo:text-align="start" style:writing-mode="lr-tb"/>
      <style:text-properties fo:color="#069a2e" loext:opacity="100%"/>
    </style:style>
    <style:style style:name="P19" style:family="paragraph">
      <loext:graphic-properties draw:fill="solid" draw:fill-color="#069a2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a7074b" loext:opacity="100%"/>
    </style:style>
    <style:style style:name="T3" style:family="text">
      <style:text-properties fo:color="#acb20c" loext:opacity="100%"/>
    </style:style>
    <style:style style:name="T4" style:family="text">
      <style:text-properties fo:color="#3465a4" loext:opacity="100%"/>
    </style:style>
    <style:style style:name="T5" style:family="text">
      <style:text-properties fo:color="#069a2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4.9cm" svg:y1="2.4cm" svg:x2="12.669cm" svg:y2="3cm" draw:start-shape="id1" draw:start-glue-point="1" draw:end-shape="id2" draw:end-glue-point="0" svg:d="M4900 2400h7769v600" svg:viewBox="0 0 7770 601">
          <text:p/>
        </draw:connector>
        <draw:g xml:id="id1" draw:id="id1">
          <draw:circle draw:style-name="gr2" draw:text-style-name="P3" draw:layer="layout" svg:width="1cm" svg:height="1cm" svg:x="3.9cm" svg:y="1.9cm">
            <text:p text:style-name="P2"><text:span text:style-name="T1"><text:s text:c="4"/></text:span><text:span text:style-name="T1">5V</text:span></text:p>
          </draw:circle>
          <draw:line draw:style-name="gr3" draw:text-style-name="P4" draw:layer="layout" svg:x1="4.027cm" svg:y1="2.463cm" svg:x2="4.102cm" svg:y2="2.463cm">
            <text:p/>
          </draw:line>
          <draw:line draw:style-name="gr4" draw:text-style-name="P4" draw:layer="layout" svg:x1="4.027cm" svg:y1="2.338cm" svg:x2="4.402cm" svg:y2="2.338cm">
            <text:p/>
          </draw:line>
          <draw:line draw:style-name="gr5" draw:text-style-name="P4" draw:layer="layout" svg:x1="4.177cm" svg:y1="2.463cm" svg:x2="4.252cm" svg:y2="2.463cm">
            <text:p/>
          </draw:line>
          <draw:line draw:style-name="gr6" draw:text-style-name="P4" draw:layer="layout" svg:x1="4.327cm" svg:y1="2.463cm" svg:x2="4.402cm" svg:y2="2.463cm">
            <text:p/>
          </draw:line>
        </draw:g>
        <draw:connector draw:style-name="gr1" draw:text-style-name="P1" draw:layer="layout" svg:x1="3.7cm" svg:y1="7.669cm" svg:x2="8.548cm" svg:y2="7.669cm" draw:start-shape="id3" draw:start-glue-point="1" svg:d="M3700 7669h4848" svg:viewBox="0 0 4849 1">
          <text:p/>
        </draw:connector>
        <draw:connector draw:style-name="gr1" draw:text-style-name="P1" draw:layer="layout" svg:x1="9.532cm" svg:y1="7.644cm" svg:x2="11.9cm" svg:y2="7.669cm" draw:start-shape="id4" draw:start-glue-point="1" draw:end-shape="id5" draw:end-glue-point="3" svg:d="M9532 7644h1184v25h1184" svg:viewBox="0 0 2369 26">
          <text:p/>
        </draw:connector>
        <draw:g xml:id="id7" draw:id="id7">
          <draw:custom-shape draw:style-name="gr7" draw:text-style-name="P5" draw:layer="layout" svg:width="0.1cm" svg:height="0.4cm" svg:x="12.3cm" svg:y="7.4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6" draw:layer="layout" svg:x1="12.8cm" svg:y1="7.369cm" svg:x2="12.4cm" svg:y2="7.569cm">
            <text:p/>
          </draw:line>
          <draw:line draw:style-name="gr8" draw:text-style-name="P6" draw:layer="layout" svg:x1="12.8cm" svg:y1="7.969cm" svg:x2="12.4cm" svg:y2="7.769cm">
            <text:p/>
          </draw:line>
          <draw:custom-shape draw:style-name="gr9" draw:text-style-name="P5" draw:layer="layout" svg:width="0.1cm" svg:height="0.1cm" draw:transform="rotate (-2.03453030904979) translate (12.595cm 7.80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6" xml:id="id9" draw:id="id9" draw:layer="layout" svg:width="0.6cm" svg:height="0.6cm" svg:x="12.2cm" svg:y="7.36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8" draw:text-style-name="P6" xml:id="id5" draw:id="id5" draw:layer="layout" svg:x1="12.3cm" svg:y1="7.669cm" svg:x2="11.9cm" svg:y2="7.669cm">
            <text:p/>
          </draw:line>
          <draw:frame draw:style-name="gr11" draw:text-style-name="P7" draw:layer="layout" svg:width="1.3cm" svg:height="1.205cm" svg:x="11.3cm" svg:y="7.824cm">
            <draw:text-box>
              <text:p>NPN</text:p>
              <text:p>DB139</text:p>
            </draw:text-box>
          </draw:frame>
        </draw:g>
        <draw:custom-shape draw:style-name="gr12" draw:text-style-name="P8" xml:id="id3" draw:id="id3" draw:layer="layout" svg:width="1.9cm" svg:height="3cm" svg:x="1.8cm" svg:y="6.169cm">
          <text:p text:style-name="P8">NodeMCU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0.862cm" svg:height="0.569cm" svg:x="3.6cm" svg:y="6.969cm">
          <draw:text-box>
            <text:p>D5</text:p>
          </draw:text-box>
        </draw:frame>
        <draw:connector draw:style-name="gr1" draw:text-style-name="P1" draw:layer="layout" svg:x1="2.75cm" svg:y1="6.169cm" svg:x2="3.9cm" svg:y2="2.4cm" draw:start-shape="id3" draw:start-glue-point="0" draw:end-shape="id1" draw:end-glue-point="3" svg:d="M2750 6169v-3769h1150" svg:viewBox="0 0 1151 3770">
          <text:p/>
        </draw:connector>
        <draw:frame draw:style-name="gr14" draw:text-style-name="P7" draw:layer="layout" svg:width="0.904cm" svg:height="0.569cm" svg:x="2.638cm" svg:y="5.569cm">
          <draw:text-box>
            <text:p>Vin</text:p>
          </draw:text-box>
        </draw:frame>
        <draw:g xml:id="id6" draw:id="id6">
          <draw:g>
            <draw:line draw:style-name="gr15" draw:text-style-name="P9" draw:layer="layout" svg:x1="4.551cm" svg:y1="10.8cm" svg:x2="4.551cm" svg:y2="11.063cm">
              <text:p/>
            </draw:line>
            <draw:line draw:style-name="gr16" draw:text-style-name="P9" draw:layer="layout" svg:x1="4.288cm" svg:y1="11.063cm" svg:x2="4.813cm" svg:y2="11.063cm">
              <text:p/>
            </draw:line>
            <draw:line draw:style-name="gr17" draw:text-style-name="P9" draw:layer="layout" svg:x1="4.376cm" svg:y1="11.193cm" svg:x2="4.726cm" svg:y2="11.193cm">
              <text:p/>
            </draw:line>
            <draw:line draw:style-name="gr18" draw:text-style-name="P9" draw:layer="layout" svg:x1="4.463cm" svg:y1="11.325cm" svg:x2="4.638cm" svg:y2="11.325cm">
              <text:p/>
            </draw:line>
          </draw:g>
          <draw:circle draw:style-name="gr19" draw:text-style-name="P10" draw:layer="layout" svg:width="0.7cm" svg:height="0.7cm" svg:x="4.2cm" svg:y="10.8cm">
            <text:p/>
          </draw:circle>
        </draw:g>
        <draw:connector draw:style-name="gr1" draw:text-style-name="P1" draw:layer="layout" draw:line-skew="0.22cm" svg:x1="2.75cm" svg:y1="9.169cm" svg:x2="4.55cm" svg:y2="10.8cm" draw:start-shape="id3" draw:start-glue-point="2" draw:end-shape="id6" draw:end-glue-point="0" svg:d="M2750 9169v1031h1800v600" svg:viewBox="0 0 1801 1632">
          <text:p/>
        </draw:connector>
        <draw:frame draw:style-name="gr20" draw:text-style-name="P7" draw:layer="layout" svg:width="1.129cm" svg:height="0.569cm" svg:x="2.596cm" svg:y="9.2cm">
          <draw:text-box>
            <text:p>GND</text:p>
          </draw:text-box>
        </draw:frame>
        <draw:connector draw:style-name="gr1" draw:text-style-name="P1" draw:layer="layout" draw:line-skew="0.29cm -0.529cm" svg:x1="4.55cm" svg:y1="10.8cm" svg:x2="12.8cm" svg:y2="8.199cm" draw:start-shape="id6" draw:start-glue-point="0" draw:end-shape="id7" draw:end-glue-point="1" svg:d="M4550 10800v-600h8232v-2001h18" svg:viewBox="0 0 8251 2602">
          <text:p/>
        </draw:connector>
        <draw:frame draw:style-name="gr21" draw:text-style-name="P7" draw:layer="layout" svg:width="1.2cm" svg:height="0.587cm" svg:x="11.1cm" svg:y="5.113cm">
          <draw:text-box>
            <text:p>3,3V</text:p>
          </draw:text-box>
        </draw:frame>
        <draw:connector draw:style-name="gr1" draw:text-style-name="P1" draw:layer="layout" svg:x1="12.715cm" svg:y1="6.1cm" svg:x2="12.712cm" svg:y2="7.457cm" draw:start-shape="id8" draw:start-glue-point="2" draw:end-shape="id9" draw:end-glue-point="11" svg:d="M12715 6100v635h-3v722" svg:viewBox="0 0 4 1358">
          <text:p/>
        </draw:connector>
        <draw:g xml:id="id4" draw:id="id4">
          <draw:rect draw:style-name="gr22" draw:text-style-name="P10" draw:layer="layout" svg:width="0.75cm" svg:height="0.25cm" svg:x="8.532cm" svg:y="7.519cm">
            <text:p/>
          </draw:rect>
          <draw:line draw:style-name="gr23" draw:text-style-name="P9" draw:layer="layout" svg:x1="8.282cm" svg:y1="7.644cm" svg:x2="8.532cm" svg:y2="7.644cm">
            <text:p/>
          </draw:line>
          <draw:line draw:style-name="gr24" draw:text-style-name="P9" draw:layer="layout" svg:x1="9.282cm" svg:y1="7.644cm" svg:x2="9.532cm" svg:y2="7.644cm">
            <text:p/>
          </draw:line>
        </draw:g>
        <draw:frame draw:style-name="gr25" draw:text-style-name="P7" draw:layer="layout" svg:width="0.803cm" svg:height="0.569cm" svg:x="8.282cm" svg:y="7.869cm">
          <draw:text-box>
            <text:p>1k</text:p>
          </draw:text-box>
        </draw:frame>
        <draw:g xml:id="id8" draw:id="id8">
          <draw:glue-point draw:id="4" svg:x="4.888cm" svg:y="-2.45cm"/>
          <draw:glue-point draw:id="5" svg:x="-4.825cm" svg:y="-3.26cm"/>
          <draw:line draw:style-name="gr26" draw:text-style-name="P9" draw:layer="layout" svg:x1="12.65cm" svg:y1="5.474cm" svg:x2="12.4cm" svg:y2="5.477cm">
            <text:p/>
          </draw:line>
          <draw:line draw:style-name="gr27" draw:text-style-name="P9" draw:layer="layout" svg:x1="12.527cm" svg:y1="5.725cm" svg:x2="12.649cm" svg:y2="5.474cm">
            <text:p/>
          </draw:line>
          <draw:line draw:style-name="gr28" draw:text-style-name="P9" draw:layer="layout" svg:x1="12.4cm" svg:y1="5.476cm" svg:x2="12.528cm" svg:y2="5.725cm">
            <text:p/>
          </draw:line>
          <draw:line draw:style-name="gr29" draw:text-style-name="P9" draw:layer="layout" svg:x1="12.532cm" svg:y1="6.1cm" svg:x2="12.521cm" svg:y2="5.1cm">
            <text:p/>
          </draw:line>
          <draw:line draw:style-name="gr30" draw:text-style-name="P9" draw:layer="layout" svg:x1="12.652cm" svg:y1="5.724cm" svg:x2="12.402cm" svg:y2="5.727cm">
            <text:p/>
          </draw:line>
          <draw:line draw:style-name="gr31" draw:text-style-name="P9" draw:layer="layout" svg:x1="12.777cm" svg:y1="5.722cm" svg:x2="13.03cm" svg:y2="5.969cm">
            <text:p/>
          </draw:line>
          <draw:line draw:style-name="gr32" draw:text-style-name="P9" draw:layer="layout" svg:x1="12.654cm" svg:y1="5.849cm" svg:x2="12.907cm" svg:y2="6.096cm">
            <text:p/>
          </draw:line>
        </draw:g>
        <draw:frame draw:style-name="gr33" draw:text-style-name="P7" draw:layer="layout" svg:width="0.849cm" svg:height="0.569cm" svg:x="8.182cm" svg:y="2.8cm">
          <draw:text-box>
            <text:p>5V</text:p>
          </draw:text-box>
        </draw:frame>
        <draw:frame draw:style-name="gr34" draw:text-style-name="P6" draw:layer="layout" svg:width="5.7cm" svg:height="4.532cm" svg:x="14.4cm" svg:y="9.4cm">
          <draw:image xlink:href="Pictures/10000001000003C000000330E7F86F568603CB24.png" xlink:type="simple" xlink:show="embed" xlink:actuate="onLoad" draw:mime-type="image/png">
            <text:p/>
          </draw:image>
        </draw:frame>
        <draw:frame draw:style-name="gr21" draw:text-style-name="P7" draw:layer="layout" svg:width="1.2cm" svg:height="0.587cm" svg:x="11.2cm" svg:y="3.3cm">
          <draw:text-box>
            <text:p>1,7V</text:p>
          </draw:text-box>
        </draw:frame>
        <draw:g>
          <draw:frame draw:style-name="gr35" draw:text-style-name="P12" xml:id="id11" draw:id="id11" draw:layer="layout" svg:width="1.65cm" svg:height="0.519cm" svg:x="13.45cm" svg:y="2.481cm">
            <draw:text-box>
              <text:p text:style-name="P11"><text:span text:style-name="T2">Scope CH2</text:span></text:p>
            </draw:text-box>
          </draw:frame>
          <draw:custom-shape draw:style-name="gr36" draw:text-style-name="P13" xml:id="id10" draw:id="id10" draw:layer="layout" svg:width="0.3cm" svg:height="0.3cm" svg:x="12.5cm" svg:y="2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7" draw:text-style-name="P1" draw:layer="layout" svg:x1="12.8cm" svg:y1="2.74cm" svg:x2="13.45cm" svg:y2="2.74cm" draw:start-shape="id10" draw:start-glue-point="10" draw:end-shape="id11" draw:end-glue-point="3" svg:d="M12800 2740h650" svg:viewBox="0 0 651 1">
            <text:p/>
          </draw:connector>
        </draw:g>
        <draw:g>
          <draw:frame draw:style-name="gr38" draw:text-style-name="P14" xml:id="id13" draw:id="id13" draw:layer="layout" svg:width="1.65cm" svg:height="0.519cm" draw:transform="rotate (1.5688764646177) translate (6.8cm 6.85cm)">
            <draw:text-box>
              <text:p text:style-name="P11"><text:span text:style-name="T3">Scope CH1</text:span></text:p>
            </draw:text-box>
          </draw:frame>
          <draw:custom-shape draw:style-name="gr39" draw:text-style-name="P15" xml:id="id12" draw:id="id12" draw:layer="layout" svg:width="0.3cm" svg:height="0.3cm" draw:transform="rotate (1.5688764646177) translate (6.908cm 7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0" draw:text-style-name="P1" draw:layer="layout" svg:x1="7.058cm" svg:y1="7.5cm" svg:x2="7.059cm" svg:y2="6.851cm" draw:start-shape="id12" draw:start-glue-point="10" draw:end-shape="id13" draw:end-glue-point="3" svg:d="M7058 7500v-320h1v-329" svg:viewBox="0 0 2 650">
            <text:p/>
          </draw:connector>
        </draw:g>
        <draw:g>
          <draw:frame draw:style-name="gr41" draw:text-style-name="P16" xml:id="id15" draw:id="id15" draw:layer="layout" svg:width="1.65cm" svg:height="0.519cm" svg:x="13.45cm" svg:y="4.3cm">
            <draw:text-box>
              <text:p text:style-name="P11"><text:span text:style-name="T4">Scope CH3</text:span></text:p>
            </draw:text-box>
          </draw:frame>
          <draw:custom-shape draw:style-name="gr42" draw:text-style-name="P17" xml:id="id14" draw:id="id14" draw:layer="layout" svg:width="0.3cm" svg:height="0.3cm" svg:x="12.5cm" svg:y="4.4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3" draw:text-style-name="P1" draw:layer="layout" svg:x1="12.8cm" svg:y1="4.559cm" svg:x2="13.45cm" svg:y2="4.559cm" draw:start-shape="id14" draw:start-glue-point="10" draw:end-shape="id15" draw:end-glue-point="3" svg:d="M12800 4559h650" svg:viewBox="0 0 651 1">
            <text:p/>
          </draw:connector>
        </draw:g>
        <draw:frame draw:style-name="gr44" draw:text-style-name="P7" draw:layer="layout" svg:width="1.7cm" svg:height="0.887cm" svg:x="12.9cm" svg:y="3.313cm">
          <draw:text-box>
            <text:p>12 Ohm</text:p>
          </draw:text-box>
        </draw:frame>
        <draw:g>
          <draw:frame draw:style-name="gr45" draw:text-style-name="P18" xml:id="id17" draw:id="id17" draw:layer="layout" svg:width="1.65cm" svg:height="0.519cm" svg:x="13.45cm" svg:y="6.4cm">
            <draw:text-box>
              <text:p text:style-name="P11"><text:span text:style-name="T5">Scope CH4</text:span></text:p>
            </draw:text-box>
          </draw:frame>
          <draw:custom-shape draw:style-name="gr46" draw:text-style-name="P19" xml:id="id16" draw:id="id16" draw:layer="layout" svg:width="0.3cm" svg:height="0.3cm" svg:x="12.5cm" svg:y="6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7" draw:text-style-name="P1" draw:layer="layout" svg:x1="12.8cm" svg:y1="6.659cm" svg:x2="13.45cm" svg:y2="6.659cm" draw:start-shape="id16" draw:start-glue-point="10" draw:end-shape="id17" draw:end-glue-point="3" svg:d="M12800 6659h650" svg:viewBox="0 0 651 1">
            <text:p/>
          </draw:connector>
        </draw:g>
        <draw:g xml:id="id2" draw:id="id2">
          <draw:rect draw:style-name="gr48" draw:text-style-name="P10" draw:layer="layout" svg:width="0.75cm" svg:height="0.25cm" draw:transform="rotate (-1.58702788883844) translate (12.8cm 3.252cm)">
            <text:p/>
          </draw:rect>
          <draw:line draw:style-name="gr49" draw:text-style-name="P9" draw:layer="layout" svg:x1="12.679cm" svg:y1="3cm" svg:x2="12.675cm" svg:y2="3.25cm">
            <text:p/>
          </draw:line>
          <draw:line draw:style-name="gr50" draw:text-style-name="P9" draw:layer="layout" svg:x1="12.663cm" svg:y1="4cm" svg:x2="12.659cm" svg:y2="4.25cm">
            <text:p/>
          </draw:line>
        </draw:g>
        <draw:connector draw:style-name="gr1" draw:text-style-name="P1" draw:layer="layout" svg:x1="12.669cm" svg:y1="4.25cm" svg:x2="12.715cm" svg:y2="5.1cm" draw:start-shape="id2" draw:start-glue-point="2" draw:end-shape="id8" draw:end-glue-point="0" svg:d="M12669 4250v425h46v425" svg:viewBox="0 0 47 851">
          <text:p/>
        </draw:connector>
        <draw:frame draw:style-name="gr21" draw:text-style-name="P7" draw:layer="layout" svg:width="8.804cm" svg:height="0.587cm" svg:x="1.4cm" svg:y="12.113cm">
          <draw:text-box>
            <text:p>Scope values when the dim value in Home Assistant is set to 50%</text:p>
          </draw:text-box>
        </draw:frame>
        <draw:frame draw:style-name="gr51" draw:text-style-name="P1" draw:layer="layout" svg:width="9.586cm" svg:height="5.085cm" svg:x="1.014cm" svg:y="13.015cm">
          <draw:image xlink:href="Pictures/10000000000002900000015C460B822FEBC7DE34.png" xlink:type="simple" xlink:show="embed" xlink:actuate="onLoad" draw:mime-type="image/png">
            <text:p/>
          </draw:image>
        </draw:frame>
        <draw:frame draw:style-name="gr51" draw:text-style-name="P1" draw:layer="layout" svg:width="9.417cm" svg:height="4.209cm" svg:x="1.083cm" svg:y="18.191cm">
          <draw:image xlink:href="Pictures/100000000000028B00000123903D787A97CAAE46.png" xlink:type="simple" xlink:show="embed" xlink:actuate="onLoad" draw:mime-type="image/png">
            <text:p/>
          </draw:image>
        </draw:frame>
        <draw:frame draw:style-name="gr51" draw:text-style-name="P1" draw:layer="layout" svg:width="9.2cm" svg:height="5.588cm" svg:x="11cm" svg:y="20.3cm">
          <draw:image xlink:href="Pictures/100000000000028700000189FCBB8528E3A68495.png" xlink:type="simple" xlink:show="embed" xlink:actuate="onLoad" draw:mime-type="image/png">
            <text:p/>
          </draw:image>
        </draw:frame>
        <draw:frame draw:style-name="gr51" draw:text-style-name="P1" draw:layer="layout" svg:width="9.113cm" svg:height="5.535cm" svg:x="11cm" svg:y="14.6cm">
          <draw:image xlink:href="Pictures/100000000000028700000189FCBB8528E3A68495.png" xlink:type="simple" xlink:show="embed" xlink:actuate="onLoad" draw:mime-type="image/png">
            <text:p/>
          </draw:image>
        </draw:frame>
        <draw:frame draw:style-name="gr21" draw:text-style-name="P7" draw:layer="layout" svg:width="1.979cm" svg:height="0.587cm" svg:x="13.2cm" svg:y="7.813cm">
          <draw:text-box>
            <text:p>C- E = 0,1V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8T18:46:24.766000000</meta:creation-date>
    <meta:generator>LibreOffice/7.2.5.2$Windows_X86_64 LibreOffice_project/499f9727c189e6ef3471021d6132d4c694f357e5</meta:generator>
    <dc:date>2022-01-30T21:45:14.373000000</dc:date>
    <meta:editing-duration>PT2H2M19S</meta:editing-duration>
    <meta:editing-cycles>9</meta:editing-cycles>
    <meta:document-statistic meta:object-count="77"/>
  </office:meta>
</office:document-meta>
</file>